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35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4681157" text:style-name="Outline">
        <text:list-item>
          <text:h text:style-name="P3" text:outline-level="1">Molde</text:h>
        </text:list-item>
        <text:list-item>
          <text:h text:style-name="Heading_20_1" text:outline-level="1">Android Estudio 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5</text:span>-<text:span text:style-name="T3">7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7-05T15:31:09.903000000</dc:date>
    <meta:editing-duration>PT3M43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9" meta:word-count="16" meta:character-count="127" meta:non-whitespace-character-count="1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